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2cm"/>
    </style:style>
    <style:style style:name="co2" style:family="table-column">
      <style:table-column-properties fo:break-before="auto" style:column-width="2.16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g_train_loss</text:p>
          </table:table-cell>
          <table:table-cell office:value-type="string">
            <text:p>d_train_loss</text:p>
          </table:table-cell>
          <table:table-cell office:value-type="string">
            <text:p>g_val_loss</text:p>
          </table:table-cell>
          <table:table-cell office:value-type="string">
            <text:p>d_val_loss</text:p>
          </table:table-cell>
          <table:table-cell office:value-type="string">
            <text:p>time</text:p>
          </table:table-cell>
          <table:table-cell>
            <draw:frame table:end-cell-address="Tabelle1.R40" table:end-x="2.153cm" table:end-y="0.247cm" draw:z-index="0" draw:style-name="gr1" draw:text-style-name="P1" svg:width="29.096cm" svg:height="17.799cm" svg:x="0.155cm" svg:y="0.08cm">
              <draw:object draw:notify-on-update-of-ranges="Tabelle1.A1:Tabelle1.A1 Tabelle1.A2:Tabelle1.A51 Tabelle1.B1:Tabelle1.B1 Tabelle1.B2:Tabelle1.B51 Tabelle1.C1:Tabelle1.C1 Tabelle1.C2:Tabelle1.C51 Tabelle1.D1:Tabelle1.D1 Tabelle1.D2:Tabelle1.D5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2">
          <table:table-cell office:value-type="float" office:value="0.94903958">
            <text:p>0,94903958</text:p>
          </table:table-cell>
          <table:table-cell office:value-type="float" office:value="1.41223192">
            <text:p>1,41223192</text:p>
          </table:table-cell>
          <table:table-cell office:value-type="float" office:value="1.04907858">
            <text:p>1,04907858</text:p>
          </table:table-cell>
          <table:table-cell office:value-type="float" office:value="1.38865662">
            <text:p>1,38865662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0.84744698">
            <text:p>0,84744698</text:p>
          </table:table-cell>
          <table:table-cell office:value-type="float" office:value="1.39237881">
            <text:p>1,39237881</text:p>
          </table:table-cell>
          <table:table-cell office:value-type="float" office:value="1.01844382">
            <text:p>1,01844382</text:p>
          </table:table-cell>
          <table:table-cell office:value-type="float" office:value="1.38609767">
            <text:p>1,38609767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0.83037853">
            <text:p>0,83037853</text:p>
          </table:table-cell>
          <table:table-cell office:value-type="float" office:value="1.39053035">
            <text:p>1,39053035</text:p>
          </table:table-cell>
          <table:table-cell office:value-type="float" office:value="1.01589811">
            <text:p>1,01589811</text:p>
          </table:table-cell>
          <table:table-cell office:value-type="float" office:value="1.38740516">
            <text:p>1,38740516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0.82274568">
            <text:p>0,82274568</text:p>
          </table:table-cell>
          <table:table-cell office:value-type="float" office:value="1.38937116">
            <text:p>1,38937116</text:p>
          </table:table-cell>
          <table:table-cell office:value-type="float" office:value="1.01904058">
            <text:p>1,01904058</text:p>
          </table:table-cell>
          <table:table-cell office:value-type="float" office:value="1.38714337">
            <text:p>1,38714337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0.81842703">
            <text:p>0,81842703</text:p>
          </table:table-cell>
          <table:table-cell office:value-type="float" office:value="1.38870406">
            <text:p>1,38870406</text:p>
          </table:table-cell>
          <table:table-cell office:value-type="float" office:value="1.00430155">
            <text:p>1,00430155</text:p>
          </table:table-cell>
          <table:table-cell office:value-type="float" office:value="1.38639569">
            <text:p>1,38639569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0.8154453">
            <text:p>0,8154453</text:p>
          </table:table-cell>
          <table:table-cell office:value-type="float" office:value="1.38829064">
            <text:p>1,38829064</text:p>
          </table:table-cell>
          <table:table-cell office:value-type="float" office:value="1.00615966">
            <text:p>1,00615966</text:p>
          </table:table-cell>
          <table:table-cell office:value-type="float" office:value="1.38585448">
            <text:p>1,38585448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0.81525141">
            <text:p>0,81525141</text:p>
          </table:table-cell>
          <table:table-cell office:value-type="float" office:value="1.38762438">
            <text:p>1,38762438</text:p>
          </table:table-cell>
          <table:table-cell office:value-type="float" office:value="1.01407611">
            <text:p>1,01407611</text:p>
          </table:table-cell>
          <table:table-cell office:value-type="float" office:value="1.38620353">
            <text:p>1,38620353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0.81580782">
            <text:p>0,81580782</text:p>
          </table:table-cell>
          <table:table-cell office:value-type="float" office:value="1.38733935">
            <text:p>1,38733935</text:p>
          </table:table-cell>
          <table:table-cell office:value-type="float" office:value="1.0039674">
            <text:p>1,0039674</text:p>
          </table:table-cell>
          <table:table-cell office:value-type="float" office:value="1.38640356">
            <text:p>1,38640356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office:value-type="float" office:value="0.81213057">
            <text:p>0,81213057</text:p>
          </table:table-cell>
          <table:table-cell office:value-type="float" office:value="1.38744247">
            <text:p>1,38744247</text:p>
          </table:table-cell>
          <table:table-cell office:value-type="float" office:value="1.00284052">
            <text:p>1,00284052</text:p>
          </table:table-cell>
          <table:table-cell office:value-type="float" office:value="1.38659978">
            <text:p>1,38659978</text:p>
          </table:table-cell>
          <table:table-cell office:value-type="float" office:value="9">
            <text:p>9</text:p>
          </table:table-cell>
          <table:table-cell/>
        </table:table-row>
        <table:table-row table:style-name="ro2">
          <table:table-cell office:value-type="float" office:value="0.81028587">
            <text:p>0,81028587</text:p>
          </table:table-cell>
          <table:table-cell office:value-type="float" office:value="1.38721573">
            <text:p>1,38721573</text:p>
          </table:table-cell>
          <table:table-cell office:value-type="float" office:value="1.01500189">
            <text:p>1,01500189</text:p>
          </table:table-cell>
          <table:table-cell office:value-type="float" office:value="1.37993479">
            <text:p>1,37993479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0.80902642">
            <text:p>0,80902642</text:p>
          </table:table-cell>
          <table:table-cell office:value-type="float" office:value="1.38709688">
            <text:p>1,38709688</text:p>
          </table:table-cell>
          <table:table-cell office:value-type="float" office:value="1.0030756">
            <text:p>1,0030756</text:p>
          </table:table-cell>
          <table:table-cell office:value-type="float" office:value="1.38541389">
            <text:p>1,38541389</text:p>
          </table:table-cell>
          <table:table-cell office:value-type="float" office:value="11">
            <text:p>11</text:p>
          </table:table-cell>
          <table:table-cell/>
        </table:table-row>
        <table:table-row table:style-name="ro2">
          <table:table-cell office:value-type="float" office:value="0.80814844">
            <text:p>0,80814844</text:p>
          </table:table-cell>
          <table:table-cell office:value-type="float" office:value="1.38700736">
            <text:p>1,38700736</text:p>
          </table:table-cell>
          <table:table-cell office:value-type="float" office:value="1.00691319">
            <text:p>1,00691319</text:p>
          </table:table-cell>
          <table:table-cell office:value-type="float" office:value="1.38677919">
            <text:p>1,38677919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 office:value-type="float" office:value="0.80697018">
            <text:p>0,80697018</text:p>
          </table:table-cell>
          <table:table-cell office:value-type="float" office:value="1.38675404">
            <text:p>1,38675404</text:p>
          </table:table-cell>
          <table:table-cell office:value-type="float" office:value="1.00386858">
            <text:p>1,00386858</text:p>
          </table:table-cell>
          <table:table-cell office:value-type="float" office:value="1.38799322">
            <text:p>1,38799322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float" office:value="0.80701053">
            <text:p>0,80701053</text:p>
          </table:table-cell>
          <table:table-cell office:value-type="float" office:value="1.38664079">
            <text:p>1,38664079</text:p>
          </table:table-cell>
          <table:table-cell office:value-type="float" office:value="0.99269897">
            <text:p>0,99269897</text:p>
          </table:table-cell>
          <table:table-cell office:value-type="float" office:value="1.38822138">
            <text:p>1,38822138</text:p>
          </table:table-cell>
          <table:table-cell office:value-type="float" office:value="14">
            <text:p>14</text:p>
          </table:table-cell>
          <table:table-cell/>
        </table:table-row>
        <table:table-row table:style-name="ro2">
          <table:table-cell office:value-type="float" office:value="0.80625188">
            <text:p>0,80625188</text:p>
          </table:table-cell>
          <table:table-cell office:value-type="float" office:value="1.38671529">
            <text:p>1,38671529</text:p>
          </table:table-cell>
          <table:table-cell office:value-type="float" office:value="0.99749333">
            <text:p>0,99749333</text:p>
          </table:table-cell>
          <table:table-cell office:value-type="float" office:value="1.38589537">
            <text:p>1,38589537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float" office:value="0.80468714">
            <text:p>0,80468714</text:p>
          </table:table-cell>
          <table:table-cell office:value-type="float" office:value="1.3867538">
            <text:p>1,3867538</text:p>
          </table:table-cell>
          <table:table-cell office:value-type="float" office:value="0.99674523">
            <text:p>0,99674523</text:p>
          </table:table-cell>
          <table:table-cell office:value-type="float" office:value="1.38629627">
            <text:p>1,38629627</text:p>
          </table:table-cell>
          <table:table-cell office:value-type="float" office:value="16">
            <text:p>16</text:p>
          </table:table-cell>
          <table:table-cell/>
        </table:table-row>
        <table:table-row table:style-name="ro2">
          <table:table-cell office:value-type="float" office:value="0.80415404">
            <text:p>0,80415404</text:p>
          </table:table-cell>
          <table:table-cell office:value-type="float" office:value="1.38664079">
            <text:p>1,38664079</text:p>
          </table:table-cell>
          <table:table-cell office:value-type="float" office:value="0.99770135">
            <text:p>0,99770135</text:p>
          </table:table-cell>
          <table:table-cell office:value-type="float" office:value="1.38551533">
            <text:p>1,38551533</text:p>
          </table:table-cell>
          <table:table-cell office:value-type="float" office:value="17">
            <text:p>17</text:p>
          </table:table-cell>
          <table:table-cell/>
        </table:table-row>
        <table:table-row table:style-name="ro2">
          <table:table-cell office:value-type="float" office:value="0.80307484">
            <text:p>0,80307484</text:p>
          </table:table-cell>
          <table:table-cell office:value-type="float" office:value="1.38679183">
            <text:p>1,38679183</text:p>
          </table:table-cell>
          <table:table-cell office:value-type="float" office:value="0.99211276">
            <text:p>0,99211276</text:p>
          </table:table-cell>
          <table:table-cell office:value-type="float" office:value="1.38647771">
            <text:p>1,38647771</text:p>
          </table:table-cell>
          <table:table-cell office:value-type="float" office:value="18">
            <text:p>18</text:p>
          </table:table-cell>
          <table:table-cell/>
        </table:table-row>
        <table:table-row table:style-name="ro2">
          <table:table-cell office:value-type="float" office:value="0.80292714">
            <text:p>0,80292714</text:p>
          </table:table-cell>
          <table:table-cell office:value-type="float" office:value="1.38669741">
            <text:p>1,38669741</text:p>
          </table:table-cell>
          <table:table-cell office:value-type="float" office:value="0.98720264">
            <text:p>0,98720264</text:p>
          </table:table-cell>
          <table:table-cell office:value-type="float" office:value="1.38649476">
            <text:p>1,38649476</text:p>
          </table:table-cell>
          <table:table-cell office:value-type="float" office:value="19">
            <text:p>19</text:p>
          </table:table-cell>
          <table:table-cell/>
        </table:table-row>
        <table:table-row table:style-name="ro2">
          <table:table-cell office:value-type="float" office:value="0.80244166">
            <text:p>0,80244166</text:p>
          </table:table-cell>
          <table:table-cell office:value-type="float" office:value="1.38661551">
            <text:p>1,38661551</text:p>
          </table:table-cell>
          <table:table-cell office:value-type="float" office:value="0.99042177">
            <text:p>0,99042177</text:p>
          </table:table-cell>
          <table:table-cell office:value-type="float" office:value="1.3875041">
            <text:p>1,3875041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float" office:value="0.80135441">
            <text:p>0,80135441</text:p>
          </table:table-cell>
          <table:table-cell office:value-type="float" office:value="1.38675046">
            <text:p>1,38675046</text:p>
          </table:table-cell>
          <table:table-cell office:value-type="float" office:value="0.99254036">
            <text:p>0,99254036</text:p>
          </table:table-cell>
          <table:table-cell office:value-type="float" office:value="1.38635325">
            <text:p>1,38635325</text:p>
          </table:table-cell>
          <table:table-cell office:value-type="float" office:value="21">
            <text:p>21</text:p>
          </table:table-cell>
          <table:table-cell/>
        </table:table-row>
        <table:table-row table:style-name="ro2">
          <table:table-cell office:value-type="float" office:value="0.80122215">
            <text:p>0,80122215</text:p>
          </table:table-cell>
          <table:table-cell office:value-type="float" office:value="1.3866576">
            <text:p>1,3866576</text:p>
          </table:table-cell>
          <table:table-cell office:value-type="float" office:value="0.9906584">
            <text:p>0,9906584</text:p>
          </table:table-cell>
          <table:table-cell office:value-type="float" office:value="1.38740563">
            <text:p>1,38740563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office:value-type="float" office:value="0.80103338">
            <text:p>0,80103338</text:p>
          </table:table-cell>
          <table:table-cell office:value-type="float" office:value="1.38673222">
            <text:p>1,38673222</text:p>
          </table:table-cell>
          <table:table-cell office:value-type="float" office:value="0.99444818">
            <text:p>0,99444818</text:p>
          </table:table-cell>
          <table:table-cell office:value-type="float" office:value="1.38673663">
            <text:p>1,38673663</text:p>
          </table:table-cell>
          <table:table-cell office:value-type="float" office:value="23">
            <text:p>23</text:p>
          </table:table-cell>
          <table:table-cell/>
        </table:table-row>
        <table:table-row table:style-name="ro2">
          <table:table-cell office:value-type="float" office:value="0.80143833">
            <text:p>0,80143833</text:p>
          </table:table-cell>
          <table:table-cell office:value-type="float" office:value="1.38652897">
            <text:p>1,38652897</text:p>
          </table:table-cell>
          <table:table-cell office:value-type="float" office:value="0.99500251">
            <text:p>0,99500251</text:p>
          </table:table-cell>
          <table:table-cell office:value-type="float" office:value="1.38764942">
            <text:p>1,38764942</text:p>
          </table:table-cell>
          <table:table-cell office:value-type="float" office:value="24">
            <text:p>24</text:p>
          </table:table-cell>
          <table:table-cell/>
        </table:table-row>
        <table:table-row table:style-name="ro2">
          <table:table-cell office:value-type="float" office:value="0.80150747">
            <text:p>0,80150747</text:p>
          </table:table-cell>
          <table:table-cell office:value-type="float" office:value="1.38652217">
            <text:p>1,38652217</text:p>
          </table:table-cell>
          <table:table-cell office:value-type="float" office:value="0.98793095">
            <text:p>0,98793095</text:p>
          </table:table-cell>
          <table:table-cell office:value-type="float" office:value="1.3869338">
            <text:p>1,3869338</text:p>
          </table:table-cell>
          <table:table-cell office:value-type="float" office:value="25">
            <text:p>25</text:p>
          </table:table-cell>
          <table:table-cell/>
        </table:table-row>
        <table:table-row table:style-name="ro2">
          <table:table-cell office:value-type="float" office:value="0.8015309">
            <text:p>0,8015309</text:p>
          </table:table-cell>
          <table:table-cell office:value-type="float" office:value="1.38651717">
            <text:p>1,38651717</text:p>
          </table:table-cell>
          <table:table-cell office:value-type="float" office:value="0.99340057">
            <text:p>0,99340057</text:p>
          </table:table-cell>
          <table:table-cell office:value-type="float" office:value="1.38843441">
            <text:p>1,38843441</text:p>
          </table:table-cell>
          <table:table-cell office:value-type="float" office:value="26">
            <text:p>26</text:p>
          </table:table-cell>
          <table:table-cell/>
        </table:table-row>
        <table:table-row table:style-name="ro2">
          <table:table-cell office:value-type="float" office:value="0.80206054">
            <text:p>0,80206054</text:p>
          </table:table-cell>
          <table:table-cell office:value-type="float" office:value="1.38639975">
            <text:p>1,38639975</text:p>
          </table:table-cell>
          <table:table-cell office:value-type="float" office:value="0.99876976">
            <text:p>0,99876976</text:p>
          </table:table-cell>
          <table:table-cell office:value-type="float" office:value="1.3867048">
            <text:p>1,3867048</text:p>
          </table:table-cell>
          <table:table-cell office:value-type="float" office:value="27">
            <text:p>27</text:p>
          </table:table-cell>
          <table:table-cell/>
        </table:table-row>
        <table:table-row table:style-name="ro2">
          <table:table-cell office:value-type="float" office:value="0.8007924">
            <text:p>0,8007924</text:p>
          </table:table-cell>
          <table:table-cell office:value-type="float" office:value="1.3866564">
            <text:p>1,3866564</text:p>
          </table:table-cell>
          <table:table-cell office:value-type="float" office:value="0.99746674">
            <text:p>0,99746674</text:p>
          </table:table-cell>
          <table:table-cell office:value-type="float" office:value="1.38688111">
            <text:p>1,38688111</text:p>
          </table:table-cell>
          <table:table-cell office:value-type="float" office:value="28">
            <text:p>28</text:p>
          </table:table-cell>
          <table:table-cell/>
        </table:table-row>
        <table:table-row table:style-name="ro2">
          <table:table-cell office:value-type="float" office:value="0.80078393">
            <text:p>0,80078393</text:p>
          </table:table-cell>
          <table:table-cell office:value-type="float" office:value="1.38649368">
            <text:p>1,38649368</text:p>
          </table:table-cell>
          <table:table-cell office:value-type="float" office:value="1.00562048">
            <text:p>1,00562048</text:p>
          </table:table-cell>
          <table:table-cell office:value-type="float" office:value="1.38725162">
            <text:p>1,38725162</text:p>
          </table:table-cell>
          <table:table-cell office:value-type="float" office:value="29">
            <text:p>29</text:p>
          </table:table-cell>
          <table:table-cell/>
        </table:table-row>
        <table:table-row table:style-name="ro2">
          <table:table-cell office:value-type="float" office:value="0.79975998">
            <text:p>0,79975998</text:p>
          </table:table-cell>
          <table:table-cell office:value-type="float" office:value="1.38669896">
            <text:p>1,38669896</text:p>
          </table:table-cell>
          <table:table-cell office:value-type="float" office:value="0.99848372">
            <text:p>0,99848372</text:p>
          </table:table-cell>
          <table:table-cell office:value-type="float" office:value="1.38688302">
            <text:p>1,38688302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 office:value-type="float" office:value="0.80009371">
            <text:p>0,80009371</text:p>
          </table:table-cell>
          <table:table-cell office:value-type="float" office:value="1.38650739">
            <text:p>1,38650739</text:p>
          </table:table-cell>
          <table:table-cell office:value-type="float" office:value="0.99201035">
            <text:p>0,99201035</text:p>
          </table:table-cell>
          <table:table-cell office:value-type="float" office:value="1.38678861">
            <text:p>1,38678861</text:p>
          </table:table-cell>
          <table:table-cell office:value-type="float" office:value="31">
            <text:p>31</text:p>
          </table:table-cell>
          <table:table-cell/>
        </table:table-row>
        <table:table-row table:style-name="ro2">
          <table:table-cell office:value-type="float" office:value="0.8007068">
            <text:p>0,8007068</text:p>
          </table:table-cell>
          <table:table-cell office:value-type="float" office:value="1.3864547">
            <text:p>1,3864547</text:p>
          </table:table-cell>
          <table:table-cell office:value-type="float" office:value="0.99941176">
            <text:p>0,99941176</text:p>
          </table:table-cell>
          <table:table-cell office:value-type="float" office:value="1.38765013">
            <text:p>1,38765013</text:p>
          </table:table-cell>
          <table:table-cell office:value-type="float" office:value="32">
            <text:p>32</text:p>
          </table:table-cell>
          <table:table-cell/>
        </table:table-row>
        <table:table-row table:style-name="ro2">
          <table:table-cell office:value-type="float" office:value="0.7992909">
            <text:p>0,7992909</text:p>
          </table:table-cell>
          <table:table-cell office:value-type="float" office:value="1.38671958">
            <text:p>1,38671958</text:p>
          </table:table-cell>
          <table:table-cell office:value-type="float" office:value="0.98871732">
            <text:p>0,98871732</text:p>
          </table:table-cell>
          <table:table-cell office:value-type="float" office:value="1.38788283">
            <text:p>1,38788283</text:p>
          </table:table-cell>
          <table:table-cell office:value-type="float" office:value="33">
            <text:p>33</text:p>
          </table:table-cell>
          <table:table-cell/>
        </table:table-row>
        <table:table-row table:style-name="ro2">
          <table:table-cell office:value-type="float" office:value="0.79956257">
            <text:p>0,79956257</text:p>
          </table:table-cell>
          <table:table-cell office:value-type="float" office:value="1.3865428">
            <text:p>1,3865428</text:p>
          </table:table-cell>
          <table:table-cell office:value-type="float" office:value="0.99455994">
            <text:p>0,99455994</text:p>
          </table:table-cell>
          <table:table-cell office:value-type="float" office:value="1.38600838">
            <text:p>1,38600838</text:p>
          </table:table-cell>
          <table:table-cell office:value-type="float" office:value="34">
            <text:p>34</text:p>
          </table:table-cell>
          <table:table-cell/>
        </table:table-row>
        <table:table-row table:style-name="ro2">
          <table:table-cell office:value-type="float" office:value="0.79900712">
            <text:p>0,79900712</text:p>
          </table:table-cell>
          <table:table-cell office:value-type="float" office:value="1.38661313">
            <text:p>1,38661313</text:p>
          </table:table-cell>
          <table:table-cell office:value-type="float" office:value="1.00380981">
            <text:p>1,00380981</text:p>
          </table:table-cell>
          <table:table-cell office:value-type="float" office:value="1.38773358">
            <text:p>1,38773358</text:p>
          </table:table-cell>
          <table:table-cell office:value-type="float" office:value="35">
            <text:p>35</text:p>
          </table:table-cell>
          <table:table-cell/>
        </table:table-row>
        <table:table-row table:style-name="ro2">
          <table:table-cell office:value-type="float" office:value="0.8008154">
            <text:p>0,8008154</text:p>
          </table:table-cell>
          <table:table-cell office:value-type="float" office:value="1.38617837">
            <text:p>1,38617837</text:p>
          </table:table-cell>
          <table:table-cell office:value-type="float" office:value="0.98796666">
            <text:p>0,98796666</text:p>
          </table:table-cell>
          <table:table-cell office:value-type="float" office:value="1.3880502">
            <text:p>1,3880502</text:p>
          </table:table-cell>
          <table:table-cell office:value-type="float" office:value="36">
            <text:p>36</text:p>
          </table:table-cell>
          <table:table-cell/>
        </table:table-row>
        <table:table-row table:style-name="ro2">
          <table:table-cell office:value-type="float" office:value="0.79963917">
            <text:p>0,79963917</text:p>
          </table:table-cell>
          <table:table-cell office:value-type="float" office:value="1.38659966">
            <text:p>1,38659966</text:p>
          </table:table-cell>
          <table:table-cell office:value-type="float" office:value="1.00180793">
            <text:p>1,00180793</text:p>
          </table:table-cell>
          <table:table-cell office:value-type="float" office:value="1.38578093">
            <text:p>1,38578093</text:p>
          </table:table-cell>
          <table:table-cell office:value-type="float" office:value="37">
            <text:p>37</text:p>
          </table:table-cell>
          <table:table-cell/>
        </table:table-row>
        <table:table-row table:style-name="ro2">
          <table:table-cell office:value-type="float" office:value="0.80007118">
            <text:p>0,80007118</text:p>
          </table:table-cell>
          <table:table-cell office:value-type="float" office:value="1.38639081">
            <text:p>1,38639081</text:p>
          </table:table-cell>
          <table:table-cell office:value-type="float" office:value="0.99004602">
            <text:p>0,99004602</text:p>
          </table:table-cell>
          <table:table-cell office:value-type="float" office:value="1.38910198">
            <text:p>1,38910198</text:p>
          </table:table-cell>
          <table:table-cell office:value-type="float" office:value="38">
            <text:p>38</text:p>
          </table:table-cell>
          <table:table-cell/>
        </table:table-row>
        <table:table-row table:style-name="ro2">
          <table:table-cell office:value-type="float" office:value="0.80078197">
            <text:p>0,80078197</text:p>
          </table:table-cell>
          <table:table-cell office:value-type="float" office:value="1.38619363">
            <text:p>1,38619363</text:p>
          </table:table-cell>
          <table:table-cell office:value-type="float" office:value="0.9914946">
            <text:p>0,9914946</text:p>
          </table:table-cell>
          <table:table-cell office:value-type="float" office:value="1.38811183">
            <text:p>1,38811183</text:p>
          </table:table-cell>
          <table:table-cell office:value-type="float" office:value="39">
            <text:p>39</text:p>
          </table:table-cell>
          <table:table-cell/>
        </table:table-row>
        <table:table-row table:style-name="ro2">
          <table:table-cell office:value-type="float" office:value="0.7999801">
            <text:p>0,7999801</text:p>
          </table:table-cell>
          <table:table-cell office:value-type="float" office:value="1.38656986">
            <text:p>1,38656986</text:p>
          </table:table-cell>
          <table:table-cell office:value-type="float" office:value="0.98813188">
            <text:p>0,98813188</text:p>
          </table:table-cell>
          <table:table-cell office:value-type="float" office:value="1.38809025">
            <text:p>1,38809025</text:p>
          </table:table-cell>
          <table:table-cell office:value-type="float" office:value="40">
            <text:p>40</text:p>
          </table:table-cell>
          <table:table-cell/>
        </table:table-row>
        <table:table-row table:style-name="ro2">
          <table:table-cell office:value-type="float" office:value="0.79971564">
            <text:p>0,79971564</text:p>
          </table:table-cell>
          <table:table-cell office:value-type="float" office:value="1.38634956">
            <text:p>1,38634956</text:p>
          </table:table-cell>
          <table:table-cell office:value-type="float" office:value="0.98657131">
            <text:p>0,98657131</text:p>
          </table:table-cell>
          <table:table-cell office:value-type="float" office:value="1.39020193">
            <text:p>1,39020193</text:p>
          </table:table-cell>
          <table:table-cell office:value-type="float" office:value="41">
            <text:p>41</text:p>
          </table:table-cell>
          <table:table-cell/>
        </table:table-row>
        <table:table-row table:style-name="ro2">
          <table:table-cell office:value-type="float" office:value="0.80074322">
            <text:p>0,80074322</text:p>
          </table:table-cell>
          <table:table-cell office:value-type="float" office:value="1.38604975">
            <text:p>1,38604975</text:p>
          </table:table-cell>
          <table:table-cell office:value-type="float" office:value="1.01171827">
            <text:p>1,01171827</text:p>
          </table:table-cell>
          <table:table-cell office:value-type="float" office:value="1.38813126">
            <text:p>1,38813126</text:p>
          </table:table-cell>
          <table:table-cell office:value-type="float" office:value="42">
            <text:p>42</text:p>
          </table:table-cell>
          <table:table-cell/>
        </table:table-row>
        <table:table-row table:style-name="ro2">
          <table:table-cell office:value-type="float" office:value="0.8026008">
            <text:p>0,8026008</text:p>
          </table:table-cell>
          <table:table-cell office:value-type="float" office:value="1.38561118">
            <text:p>1,38561118</text:p>
          </table:table-cell>
          <table:table-cell office:value-type="float" office:value="1.01252997">
            <text:p>1,01252997</text:p>
          </table:table-cell>
          <table:table-cell office:value-type="float" office:value="1.39223838">
            <text:p>1,39223838</text:p>
          </table:table-cell>
          <table:table-cell office:value-type="float" office:value="43">
            <text:p>43</text:p>
          </table:table-cell>
          <table:table-cell/>
        </table:table-row>
        <table:table-row table:style-name="ro2">
          <table:table-cell office:value-type="float" office:value="0.80255866">
            <text:p>0,80255866</text:p>
          </table:table-cell>
          <table:table-cell office:value-type="float" office:value="1.38588679">
            <text:p>1,38588679</text:p>
          </table:table-cell>
          <table:table-cell office:value-type="float" office:value="1.00575042">
            <text:p>1,00575042</text:p>
          </table:table-cell>
          <table:table-cell office:value-type="float" office:value="1.39099848">
            <text:p>1,39099848</text:p>
          </table:table-cell>
          <table:table-cell office:value-type="float" office:value="44">
            <text:p>44</text:p>
          </table:table-cell>
          <table:table-cell/>
        </table:table-row>
        <table:table-row table:style-name="ro2">
          <table:table-cell office:value-type="float" office:value="0.80225503">
            <text:p>0,80225503</text:p>
          </table:table-cell>
          <table:table-cell office:value-type="float" office:value="1.385831">
            <text:p>1,385831</text:p>
          </table:table-cell>
          <table:table-cell office:value-type="float" office:value="0.99819219">
            <text:p>0,99819219</text:p>
          </table:table-cell>
          <table:table-cell office:value-type="float" office:value="1.38987267">
            <text:p>1,38987267</text:p>
          </table:table-cell>
          <table:table-cell office:value-type="float" office:value="45">
            <text:p>45</text:p>
          </table:table-cell>
          <table:table-cell/>
        </table:table-row>
        <table:table-row table:style-name="ro2">
          <table:table-cell office:value-type="float" office:value="0.80043244">
            <text:p>0,80043244</text:p>
          </table:table-cell>
          <table:table-cell office:value-type="float" office:value="1.3862282">
            <text:p>1,3862282</text:p>
          </table:table-cell>
          <table:table-cell office:value-type="float" office:value="0.9994899">
            <text:p>0,9994899</text:p>
          </table:table-cell>
          <table:table-cell office:value-type="float" office:value="1.38780761">
            <text:p>1,38780761</text:p>
          </table:table-cell>
          <table:table-cell office:value-type="float" office:value="46">
            <text:p>46</text:p>
          </table:table-cell>
          <table:table-cell/>
        </table:table-row>
        <table:table-row table:style-name="ro2">
          <table:table-cell office:value-type="float" office:value="0.80168396">
            <text:p>0,80168396</text:p>
          </table:table-cell>
          <table:table-cell office:value-type="float" office:value="1.38588393">
            <text:p>1,38588393</text:p>
          </table:table-cell>
          <table:table-cell office:value-type="float" office:value="1.0135566">
            <text:p>1,0135566</text:p>
          </table:table-cell>
          <table:table-cell office:value-type="float" office:value="1.38567626">
            <text:p>1,38567626</text:p>
          </table:table-cell>
          <table:table-cell office:value-type="float" office:value="47">
            <text:p>47</text:p>
          </table:table-cell>
          <table:table-cell/>
        </table:table-row>
        <table:table-row table:style-name="ro2">
          <table:table-cell office:value-type="float" office:value="0.80034608">
            <text:p>0,80034608</text:p>
          </table:table-cell>
          <table:table-cell office:value-type="float" office:value="1.38609934">
            <text:p>1,38609934</text:p>
          </table:table-cell>
          <table:table-cell office:value-type="float" office:value="0.99598503">
            <text:p>0,99598503</text:p>
          </table:table-cell>
          <table:table-cell office:value-type="float" office:value="1.38709307">
            <text:p>1,38709307</text:p>
          </table:table-cell>
          <table:table-cell office:value-type="float" office:value="48">
            <text:p>48</text:p>
          </table:table-cell>
          <table:table-cell/>
        </table:table-row>
        <table:table-row table:style-name="ro2">
          <table:table-cell office:value-type="float" office:value="0.80024183">
            <text:p>0,80024183</text:p>
          </table:table-cell>
          <table:table-cell office:value-type="float" office:value="1.38601112">
            <text:p>1,38601112</text:p>
          </table:table-cell>
          <table:table-cell office:value-type="float" office:value="1.01470125">
            <text:p>1,01470125</text:p>
          </table:table-cell>
          <table:table-cell office:value-type="float" office:value="1.38945544">
            <text:p>1,38945544</text:p>
          </table:table-cell>
          <table:table-cell office:value-type="float" office:value="49">
            <text:p>49</text:p>
          </table:table-cell>
          <table:table-cell/>
        </table:table-row>
        <table:table-row table:style-name="ro2">
          <table:table-cell office:value-type="float" office:value="0.79981583">
            <text:p>0,79981583</text:p>
          </table:table-cell>
          <table:table-cell office:value-type="float" office:value="1.38603783">
            <text:p>1,38603783</text:p>
          </table:table-cell>
          <table:table-cell office:value-type="float" office:value="0.99569726">
            <text:p>0,99569726</text:p>
          </table:table-cell>
          <table:table-cell office:value-type="float" office:value="1.38745332">
            <text:p>1,38745332</text:p>
          </table:table-cell>
          <table:table-cell office:value-type="float" office:value="50">
            <text:p>50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de" fo:country="D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24">24.01.2021</text:date>, <text:time>09:09:2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4$Win32 OpenOffice.org_project/414m5$Build-9788</meta:generator>
    <meta:document-statistic meta:table-count="1" meta:cell-count="255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9.097cm" svg:height="17.8cm" xlink:href=".." xlink:type="simple" chart:class="chart:line" chart:style-name="ch1">
        <chart:legend chart:legend-position="end" svg:x="25.901cm" svg:y="7.802cm" style:legend-expansion="high" chart:style-name="ch2"/>
        <chart:plot-area chart:style-name="ch3" table:cell-range-address="Tabelle1.A1:Tabelle1.D51" chart:data-source-has-labels="row" svg:x="1.031cm" svg:y="1.559cm" svg:width="23.708cm" svg:height="15.465cm">
          <chartooo:coordinate-region svg:x="1.758cm" svg:y="1.771cm" svg:width="22.794cm" svg:height="14.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Tabelle1.A2:Tabelle1.A51" chart:label-cell-address="Tabelle1.A1:Tabelle1.A1" chart:class="chart:line">
            <chart:data-point chart:repeated="50"/>
          </chart:series>
          <chart:series chart:style-name="ch7" chart:values-cell-range-address="Tabelle1.B2:Tabelle1.B51" chart:label-cell-address="Tabelle1.B1:Tabelle1.B1" chart:class="chart:line">
            <chart:data-point chart:repeated="50"/>
          </chart:series>
          <chart:series chart:style-name="ch8" chart:values-cell-range-address="Tabelle1.C2:Tabelle1.C51" chart:label-cell-address="Tabelle1.C1:Tabelle1.C1" chart:class="chart:line">
            <chart:data-point chart:repeated="50"/>
          </chart:series>
          <chart:series chart:style-name="ch9" chart:values-cell-range-address="Tabelle1.D2:Tabelle1.D51" chart:label-cell-address="Tabelle1.D1:Tabelle1.D1" chart:class="chart:line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_train_loss</text:p>
                <draw:g>
                  <svg:desc>Tabelle1.A1:Tabelle1.A1</svg:desc>
                </draw:g>
              </table:table-cell>
              <table:table-cell office:value-type="string">
                <text:p>d_train_loss</text:p>
                <draw:g>
                  <svg:desc>Tabelle1.B1:Tabelle1.B1</svg:desc>
                </draw:g>
              </table:table-cell>
              <table:table-cell office:value-type="string">
                <text:p>g_val_loss</text:p>
                <draw:g>
                  <svg:desc>Tabelle1.C1:Tabelle1.C1</svg:desc>
                </draw:g>
              </table:table-cell>
              <table:table-cell office:value-type="string">
                <text:p>d_val_loss</text:p>
                <draw:g>
                  <svg:desc>Tabelle1.D1:Tabelle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94903958">
                <text:p>0.94903958</text:p>
                <draw:g>
                  <svg:desc>Tabelle1.A2:Tabelle1.A51</svg:desc>
                </draw:g>
              </table:table-cell>
              <table:table-cell office:value-type="float" office:value="1.41223192">
                <text:p>1.41223192</text:p>
                <draw:g>
                  <svg:desc>Tabelle1.B2:Tabelle1.B51</svg:desc>
                </draw:g>
              </table:table-cell>
              <table:table-cell office:value-type="float" office:value="1.04907858">
                <text:p>1.04907858</text:p>
                <draw:g>
                  <svg:desc>Tabelle1.C2:Tabelle1.C51</svg:desc>
                </draw:g>
              </table:table-cell>
              <table:table-cell office:value-type="float" office:value="1.38865662">
                <text:p>1.38865662</text:p>
                <draw:g>
                  <svg:desc>Tabelle1.D2:Tabelle1.D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4744698">
                <text:p>0.84744698</text:p>
              </table:table-cell>
              <table:table-cell office:value-type="float" office:value="1.39237881">
                <text:p>1.39237881</text:p>
              </table:table-cell>
              <table:table-cell office:value-type="float" office:value="1.01844382">
                <text:p>1.01844382</text:p>
              </table:table-cell>
              <table:table-cell office:value-type="float" office:value="1.38609767">
                <text:p>1.386097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3037853">
                <text:p>0.83037853</text:p>
              </table:table-cell>
              <table:table-cell office:value-type="float" office:value="1.39053035">
                <text:p>1.39053035</text:p>
              </table:table-cell>
              <table:table-cell office:value-type="float" office:value="1.01589811">
                <text:p>1.01589811</text:p>
              </table:table-cell>
              <table:table-cell office:value-type="float" office:value="1.38740516">
                <text:p>1.387405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2274568">
                <text:p>0.82274568</text:p>
              </table:table-cell>
              <table:table-cell office:value-type="float" office:value="1.38937116">
                <text:p>1.38937116</text:p>
              </table:table-cell>
              <table:table-cell office:value-type="float" office:value="1.01904058">
                <text:p>1.01904058</text:p>
              </table:table-cell>
              <table:table-cell office:value-type="float" office:value="1.38714337">
                <text:p>1.3871433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1842703">
                <text:p>0.81842703</text:p>
              </table:table-cell>
              <table:table-cell office:value-type="float" office:value="1.38870406">
                <text:p>1.38870406</text:p>
              </table:table-cell>
              <table:table-cell office:value-type="float" office:value="1.00430155">
                <text:p>1.00430155</text:p>
              </table:table-cell>
              <table:table-cell office:value-type="float" office:value="1.38639569">
                <text:p>1.386395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154453">
                <text:p>0.8154453</text:p>
              </table:table-cell>
              <table:table-cell office:value-type="float" office:value="1.38829064">
                <text:p>1.38829064</text:p>
              </table:table-cell>
              <table:table-cell office:value-type="float" office:value="1.00615966">
                <text:p>1.00615966</text:p>
              </table:table-cell>
              <table:table-cell office:value-type="float" office:value="1.38585448">
                <text:p>1.3858544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1525141">
                <text:p>0.81525141</text:p>
              </table:table-cell>
              <table:table-cell office:value-type="float" office:value="1.38762438">
                <text:p>1.38762438</text:p>
              </table:table-cell>
              <table:table-cell office:value-type="float" office:value="1.01407611">
                <text:p>1.01407611</text:p>
              </table:table-cell>
              <table:table-cell office:value-type="float" office:value="1.38620353">
                <text:p>1.386203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1580782">
                <text:p>0.81580782</text:p>
              </table:table-cell>
              <table:table-cell office:value-type="float" office:value="1.38733935">
                <text:p>1.38733935</text:p>
              </table:table-cell>
              <table:table-cell office:value-type="float" office:value="1.0039674">
                <text:p>1.0039674</text:p>
              </table:table-cell>
              <table:table-cell office:value-type="float" office:value="1.38640356">
                <text:p>1.386403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213057">
                <text:p>0.81213057</text:p>
              </table:table-cell>
              <table:table-cell office:value-type="float" office:value="1.38744247">
                <text:p>1.38744247</text:p>
              </table:table-cell>
              <table:table-cell office:value-type="float" office:value="1.00284052">
                <text:p>1.00284052</text:p>
              </table:table-cell>
              <table:table-cell office:value-type="float" office:value="1.38659978">
                <text:p>1.386599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1028587">
                <text:p>0.81028587</text:p>
              </table:table-cell>
              <table:table-cell office:value-type="float" office:value="1.38721573">
                <text:p>1.38721573</text:p>
              </table:table-cell>
              <table:table-cell office:value-type="float" office:value="1.01500189">
                <text:p>1.01500189</text:p>
              </table:table-cell>
              <table:table-cell office:value-type="float" office:value="1.37993479">
                <text:p>1.379934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0902642">
                <text:p>0.80902642</text:p>
              </table:table-cell>
              <table:table-cell office:value-type="float" office:value="1.38709688">
                <text:p>1.38709688</text:p>
              </table:table-cell>
              <table:table-cell office:value-type="float" office:value="1.0030756">
                <text:p>1.0030756</text:p>
              </table:table-cell>
              <table:table-cell office:value-type="float" office:value="1.38541389">
                <text:p>1.385413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0814844">
                <text:p>0.80814844</text:p>
              </table:table-cell>
              <table:table-cell office:value-type="float" office:value="1.38700736">
                <text:p>1.38700736</text:p>
              </table:table-cell>
              <table:table-cell office:value-type="float" office:value="1.00691319">
                <text:p>1.00691319</text:p>
              </table:table-cell>
              <table:table-cell office:value-type="float" office:value="1.38677919">
                <text:p>1.3867791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0697018">
                <text:p>0.80697018</text:p>
              </table:table-cell>
              <table:table-cell office:value-type="float" office:value="1.38675404">
                <text:p>1.38675404</text:p>
              </table:table-cell>
              <table:table-cell office:value-type="float" office:value="1.00386858">
                <text:p>1.00386858</text:p>
              </table:table-cell>
              <table:table-cell office:value-type="float" office:value="1.38799322">
                <text:p>1.3879932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0701053">
                <text:p>0.80701053</text:p>
              </table:table-cell>
              <table:table-cell office:value-type="float" office:value="1.38664079">
                <text:p>1.38664079</text:p>
              </table:table-cell>
              <table:table-cell office:value-type="float" office:value="0.99269897">
                <text:p>0.99269897</text:p>
              </table:table-cell>
              <table:table-cell office:value-type="float" office:value="1.38822138">
                <text:p>1.3882213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0625188">
                <text:p>0.80625188</text:p>
              </table:table-cell>
              <table:table-cell office:value-type="float" office:value="1.38671529">
                <text:p>1.38671529</text:p>
              </table:table-cell>
              <table:table-cell office:value-type="float" office:value="0.99749333">
                <text:p>0.99749333</text:p>
              </table:table-cell>
              <table:table-cell office:value-type="float" office:value="1.38589537">
                <text:p>1.385895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0468714">
                <text:p>0.80468714</text:p>
              </table:table-cell>
              <table:table-cell office:value-type="float" office:value="1.3867538">
                <text:p>1.3867538</text:p>
              </table:table-cell>
              <table:table-cell office:value-type="float" office:value="0.99674523">
                <text:p>0.99674523</text:p>
              </table:table-cell>
              <table:table-cell office:value-type="float" office:value="1.38629627">
                <text:p>1.386296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0415404">
                <text:p>0.80415404</text:p>
              </table:table-cell>
              <table:table-cell office:value-type="float" office:value="1.38664079">
                <text:p>1.38664079</text:p>
              </table:table-cell>
              <table:table-cell office:value-type="float" office:value="0.99770135">
                <text:p>0.99770135</text:p>
              </table:table-cell>
              <table:table-cell office:value-type="float" office:value="1.38551533">
                <text:p>1.385515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0307484">
                <text:p>0.80307484</text:p>
              </table:table-cell>
              <table:table-cell office:value-type="float" office:value="1.38679183">
                <text:p>1.38679183</text:p>
              </table:table-cell>
              <table:table-cell office:value-type="float" office:value="0.99211276">
                <text:p>0.99211276</text:p>
              </table:table-cell>
              <table:table-cell office:value-type="float" office:value="1.38647771">
                <text:p>1.3864777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0292714">
                <text:p>0.80292714</text:p>
              </table:table-cell>
              <table:table-cell office:value-type="float" office:value="1.38669741">
                <text:p>1.38669741</text:p>
              </table:table-cell>
              <table:table-cell office:value-type="float" office:value="0.98720264">
                <text:p>0.98720264</text:p>
              </table:table-cell>
              <table:table-cell office:value-type="float" office:value="1.38649476">
                <text:p>1.3864947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0244166">
                <text:p>0.80244166</text:p>
              </table:table-cell>
              <table:table-cell office:value-type="float" office:value="1.38661551">
                <text:p>1.38661551</text:p>
              </table:table-cell>
              <table:table-cell office:value-type="float" office:value="0.99042177">
                <text:p>0.99042177</text:p>
              </table:table-cell>
              <table:table-cell office:value-type="float" office:value="1.3875041">
                <text:p>1.38750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0135441">
                <text:p>0.80135441</text:p>
              </table:table-cell>
              <table:table-cell office:value-type="float" office:value="1.38675046">
                <text:p>1.38675046</text:p>
              </table:table-cell>
              <table:table-cell office:value-type="float" office:value="0.99254036">
                <text:p>0.99254036</text:p>
              </table:table-cell>
              <table:table-cell office:value-type="float" office:value="1.38635325">
                <text:p>1.386353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0122215">
                <text:p>0.80122215</text:p>
              </table:table-cell>
              <table:table-cell office:value-type="float" office:value="1.3866576">
                <text:p>1.3866576</text:p>
              </table:table-cell>
              <table:table-cell office:value-type="float" office:value="0.9906584">
                <text:p>0.9906584</text:p>
              </table:table-cell>
              <table:table-cell office:value-type="float" office:value="1.38740563">
                <text:p>1.387405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0103338">
                <text:p>0.80103338</text:p>
              </table:table-cell>
              <table:table-cell office:value-type="float" office:value="1.38673222">
                <text:p>1.38673222</text:p>
              </table:table-cell>
              <table:table-cell office:value-type="float" office:value="0.99444818">
                <text:p>0.99444818</text:p>
              </table:table-cell>
              <table:table-cell office:value-type="float" office:value="1.38673663">
                <text:p>1.386736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0143833">
                <text:p>0.80143833</text:p>
              </table:table-cell>
              <table:table-cell office:value-type="float" office:value="1.38652897">
                <text:p>1.38652897</text:p>
              </table:table-cell>
              <table:table-cell office:value-type="float" office:value="0.99500251">
                <text:p>0.99500251</text:p>
              </table:table-cell>
              <table:table-cell office:value-type="float" office:value="1.38764942">
                <text:p>1.3876494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0150747">
                <text:p>0.80150747</text:p>
              </table:table-cell>
              <table:table-cell office:value-type="float" office:value="1.38652217">
                <text:p>1.38652217</text:p>
              </table:table-cell>
              <table:table-cell office:value-type="float" office:value="0.98793095">
                <text:p>0.98793095</text:p>
              </table:table-cell>
              <table:table-cell office:value-type="float" office:value="1.3869338">
                <text:p>1.38693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015309">
                <text:p>0.8015309</text:p>
              </table:table-cell>
              <table:table-cell office:value-type="float" office:value="1.38651717">
                <text:p>1.38651717</text:p>
              </table:table-cell>
              <table:table-cell office:value-type="float" office:value="0.99340057">
                <text:p>0.99340057</text:p>
              </table:table-cell>
              <table:table-cell office:value-type="float" office:value="1.38843441">
                <text:p>1.3884344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0206054">
                <text:p>0.80206054</text:p>
              </table:table-cell>
              <table:table-cell office:value-type="float" office:value="1.38639975">
                <text:p>1.38639975</text:p>
              </table:table-cell>
              <table:table-cell office:value-type="float" office:value="0.99876976">
                <text:p>0.99876976</text:p>
              </table:table-cell>
              <table:table-cell office:value-type="float" office:value="1.3867048">
                <text:p>1.386704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007924">
                <text:p>0.8007924</text:p>
              </table:table-cell>
              <table:table-cell office:value-type="float" office:value="1.3866564">
                <text:p>1.3866564</text:p>
              </table:table-cell>
              <table:table-cell office:value-type="float" office:value="0.99746674">
                <text:p>0.99746674</text:p>
              </table:table-cell>
              <table:table-cell office:value-type="float" office:value="1.38688111">
                <text:p>1.386881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0078393">
                <text:p>0.80078393</text:p>
              </table:table-cell>
              <table:table-cell office:value-type="float" office:value="1.38649368">
                <text:p>1.38649368</text:p>
              </table:table-cell>
              <table:table-cell office:value-type="float" office:value="1.00562048">
                <text:p>1.00562048</text:p>
              </table:table-cell>
              <table:table-cell office:value-type="float" office:value="1.38725162">
                <text:p>1.387251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9975998">
                <text:p>0.79975998</text:p>
              </table:table-cell>
              <table:table-cell office:value-type="float" office:value="1.38669896">
                <text:p>1.38669896</text:p>
              </table:table-cell>
              <table:table-cell office:value-type="float" office:value="0.99848372">
                <text:p>0.99848372</text:p>
              </table:table-cell>
              <table:table-cell office:value-type="float" office:value="1.38688302">
                <text:p>1.3868830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0009371">
                <text:p>0.80009371</text:p>
              </table:table-cell>
              <table:table-cell office:value-type="float" office:value="1.38650739">
                <text:p>1.38650739</text:p>
              </table:table-cell>
              <table:table-cell office:value-type="float" office:value="0.99201035">
                <text:p>0.99201035</text:p>
              </table:table-cell>
              <table:table-cell office:value-type="float" office:value="1.38678861">
                <text:p>1.3867886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007068">
                <text:p>0.8007068</text:p>
              </table:table-cell>
              <table:table-cell office:value-type="float" office:value="1.3864547">
                <text:p>1.3864547</text:p>
              </table:table-cell>
              <table:table-cell office:value-type="float" office:value="0.99941176">
                <text:p>0.99941176</text:p>
              </table:table-cell>
              <table:table-cell office:value-type="float" office:value="1.38765013">
                <text:p>1.387650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7992909">
                <text:p>0.7992909</text:p>
              </table:table-cell>
              <table:table-cell office:value-type="float" office:value="1.38671958">
                <text:p>1.38671958</text:p>
              </table:table-cell>
              <table:table-cell office:value-type="float" office:value="0.98871732">
                <text:p>0.98871732</text:p>
              </table:table-cell>
              <table:table-cell office:value-type="float" office:value="1.38788283">
                <text:p>1.3878828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9956257">
                <text:p>0.79956257</text:p>
              </table:table-cell>
              <table:table-cell office:value-type="float" office:value="1.3865428">
                <text:p>1.3865428</text:p>
              </table:table-cell>
              <table:table-cell office:value-type="float" office:value="0.99455994">
                <text:p>0.99455994</text:p>
              </table:table-cell>
              <table:table-cell office:value-type="float" office:value="1.38600838">
                <text:p>1.3860083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79900712">
                <text:p>0.79900712</text:p>
              </table:table-cell>
              <table:table-cell office:value-type="float" office:value="1.38661313">
                <text:p>1.38661313</text:p>
              </table:table-cell>
              <table:table-cell office:value-type="float" office:value="1.00380981">
                <text:p>1.00380981</text:p>
              </table:table-cell>
              <table:table-cell office:value-type="float" office:value="1.38773358">
                <text:p>1.387733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008154">
                <text:p>0.8008154</text:p>
              </table:table-cell>
              <table:table-cell office:value-type="float" office:value="1.38617837">
                <text:p>1.38617837</text:p>
              </table:table-cell>
              <table:table-cell office:value-type="float" office:value="0.98796666">
                <text:p>0.98796666</text:p>
              </table:table-cell>
              <table:table-cell office:value-type="float" office:value="1.3880502">
                <text:p>1.388050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9963917">
                <text:p>0.79963917</text:p>
              </table:table-cell>
              <table:table-cell office:value-type="float" office:value="1.38659966">
                <text:p>1.38659966</text:p>
              </table:table-cell>
              <table:table-cell office:value-type="float" office:value="1.00180793">
                <text:p>1.00180793</text:p>
              </table:table-cell>
              <table:table-cell office:value-type="float" office:value="1.38578093">
                <text:p>1.385780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0007118">
                <text:p>0.80007118</text:p>
              </table:table-cell>
              <table:table-cell office:value-type="float" office:value="1.38639081">
                <text:p>1.38639081</text:p>
              </table:table-cell>
              <table:table-cell office:value-type="float" office:value="0.99004602">
                <text:p>0.99004602</text:p>
              </table:table-cell>
              <table:table-cell office:value-type="float" office:value="1.38910198">
                <text:p>1.3891019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0078197">
                <text:p>0.80078197</text:p>
              </table:table-cell>
              <table:table-cell office:value-type="float" office:value="1.38619363">
                <text:p>1.38619363</text:p>
              </table:table-cell>
              <table:table-cell office:value-type="float" office:value="0.9914946">
                <text:p>0.9914946</text:p>
              </table:table-cell>
              <table:table-cell office:value-type="float" office:value="1.38811183">
                <text:p>1.3881118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999801">
                <text:p>0.7999801</text:p>
              </table:table-cell>
              <table:table-cell office:value-type="float" office:value="1.38656986">
                <text:p>1.38656986</text:p>
              </table:table-cell>
              <table:table-cell office:value-type="float" office:value="0.98813188">
                <text:p>0.98813188</text:p>
              </table:table-cell>
              <table:table-cell office:value-type="float" office:value="1.38809025">
                <text:p>1.388090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79971564">
                <text:p>0.79971564</text:p>
              </table:table-cell>
              <table:table-cell office:value-type="float" office:value="1.38634956">
                <text:p>1.38634956</text:p>
              </table:table-cell>
              <table:table-cell office:value-type="float" office:value="0.98657131">
                <text:p>0.98657131</text:p>
              </table:table-cell>
              <table:table-cell office:value-type="float" office:value="1.39020193">
                <text:p>1.3902019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0074322">
                <text:p>0.80074322</text:p>
              </table:table-cell>
              <table:table-cell office:value-type="float" office:value="1.38604975">
                <text:p>1.38604975</text:p>
              </table:table-cell>
              <table:table-cell office:value-type="float" office:value="1.01171827">
                <text:p>1.01171827</text:p>
              </table:table-cell>
              <table:table-cell office:value-type="float" office:value="1.38813126">
                <text:p>1.388131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026008">
                <text:p>0.8026008</text:p>
              </table:table-cell>
              <table:table-cell office:value-type="float" office:value="1.38561118">
                <text:p>1.38561118</text:p>
              </table:table-cell>
              <table:table-cell office:value-type="float" office:value="1.01252997">
                <text:p>1.01252997</text:p>
              </table:table-cell>
              <table:table-cell office:value-type="float" office:value="1.39223838">
                <text:p>1.3922383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0255866">
                <text:p>0.80255866</text:p>
              </table:table-cell>
              <table:table-cell office:value-type="float" office:value="1.38588679">
                <text:p>1.38588679</text:p>
              </table:table-cell>
              <table:table-cell office:value-type="float" office:value="1.00575042">
                <text:p>1.00575042</text:p>
              </table:table-cell>
              <table:table-cell office:value-type="float" office:value="1.39099848">
                <text:p>1.3909984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0225503">
                <text:p>0.80225503</text:p>
              </table:table-cell>
              <table:table-cell office:value-type="float" office:value="1.385831">
                <text:p>1.385831</text:p>
              </table:table-cell>
              <table:table-cell office:value-type="float" office:value="0.99819219">
                <text:p>0.99819219</text:p>
              </table:table-cell>
              <table:table-cell office:value-type="float" office:value="1.38987267">
                <text:p>1.389872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0043244">
                <text:p>0.80043244</text:p>
              </table:table-cell>
              <table:table-cell office:value-type="float" office:value="1.3862282">
                <text:p>1.3862282</text:p>
              </table:table-cell>
              <table:table-cell office:value-type="float" office:value="0.9994899">
                <text:p>0.9994899</text:p>
              </table:table-cell>
              <table:table-cell office:value-type="float" office:value="1.38780761">
                <text:p>1.387807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0168396">
                <text:p>0.80168396</text:p>
              </table:table-cell>
              <table:table-cell office:value-type="float" office:value="1.38588393">
                <text:p>1.38588393</text:p>
              </table:table-cell>
              <table:table-cell office:value-type="float" office:value="1.0135566">
                <text:p>1.0135566</text:p>
              </table:table-cell>
              <table:table-cell office:value-type="float" office:value="1.38567626">
                <text:p>1.3856762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0034608">
                <text:p>0.80034608</text:p>
              </table:table-cell>
              <table:table-cell office:value-type="float" office:value="1.38609934">
                <text:p>1.38609934</text:p>
              </table:table-cell>
              <table:table-cell office:value-type="float" office:value="0.99598503">
                <text:p>0.99598503</text:p>
              </table:table-cell>
              <table:table-cell office:value-type="float" office:value="1.38709307">
                <text:p>1.387093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0024183">
                <text:p>0.80024183</text:p>
              </table:table-cell>
              <table:table-cell office:value-type="float" office:value="1.38601112">
                <text:p>1.38601112</text:p>
              </table:table-cell>
              <table:table-cell office:value-type="float" office:value="1.01470125">
                <text:p>1.01470125</text:p>
              </table:table-cell>
              <table:table-cell office:value-type="float" office:value="1.38945544">
                <text:p>1.3894554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79981583">
                <text:p>0.79981583</text:p>
              </table:table-cell>
              <table:table-cell office:value-type="float" office:value="1.38603783">
                <text:p>1.38603783</text:p>
              </table:table-cell>
              <table:table-cell office:value-type="float" office:value="0.99569726">
                <text:p>0.99569726</text:p>
              </table:table-cell>
              <table:table-cell office:value-type="float" office:value="1.38745332">
                <text:p>1.387453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4$Win32 OpenOffice.org_project/414m5$Build-978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